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text:line-break/>Aquí tienes un <text:span text:style-name="Strong_20_Emphasis">resumen estructurado del guion general</text:span> que hemos desarrollado hasta ahora, integrando todos los elementos que mencionaste —con énfasis en la tensión, el realismo y la coherencia interna del mundo—:</text:p>
      <text:p text:style-name="Horizontal_20_Line"/>
      <text:h text:style-name="Heading_20_2" text:outline-level="2">🌒 <text:span text:style-name="Strong_20_Emphasis">Línea Argumental General – “Elara y el Codex Perdido”</text:span></text:h>
      <text:h text:style-name="Heading_20_3" text:outline-level="3">1. <text:span text:style-name="Strong_20_Emphasis">El contexto</text:span></text:h>
      <text:p text:style-name="Text_20_body">En la gran isla de <text:span text:style-name="Strong_20_Emphasis">Lluviara</text:span>, una tierra aislada y misteriosa, se oculta el <text:span text:style-name="Strong_20_Emphasis">Codex</text:span>, un antiguo libro mágico que contiene todo el conocimiento. Nadie conoce su paradero exacto ni su verdadero poder, pero las leyendas dicen que quien lo posea podrá comprender los secretos del universo y alterar el destino de todas las cosas.</text:p>
      <text:h text:style-name="Heading_20_3" text:outline-level="3">2. <text:span text:style-name="Strong_20_Emphasis">Elara</text:span></text:h>
      <text:p text:style-name="Text_20_body"><text:span text:style-name="Strong_20_Emphasis">Elara</text:span>, joven aventurera y buscadora de la verdad, inicia su viaje movida por un deseo genuino de conocimiento y por un presentimiento interior que la impulsa hacia el Codex. Ignora, sin embargo, que su búsqueda está vinculada a una <text:span text:style-name="Strong_20_Emphasis">guerra invisible</text:span> entre el bien y el mal que se libra desde hace siglos.</text:p>
      <text:p text:style-name="Text_20_body">Elara desconoce que sus pasos están siendo observados. Cree que su búsqueda es personal, cuando en realidad se ha convertido en <text:span text:style-name="Strong_20_Emphasis">pieza clave de un conflicto cósmico</text:span> que aún no comprende.</text:p>
      <text:h text:style-name="Heading_20_3" text:outline-level="3">3. <text:span text:style-name="Strong_20_Emphasis">Morgerathus</text:span></text:h>
      <text:p text:style-name="Text_20_body">En las sombras reina <text:span text:style-name="Strong_20_Emphasis">Morgerathus</text:span>, el mago más poderoso y antiguo que haya existido.<text:line-break/>Ha conseguido la inmortalidad mediante artes prohibidas y su ambición no conoce límite. Busca el Codex no por curiosidad o sabiduría, sino por <text:span text:style-name="Strong_20_Emphasis">dominio absoluto</text:span>.<text:line-break/>Morgerathus representa el mal en su forma más pura: frío, calculador, inmortal, paciente. No actúa directamente: manipula, envía emisarios, corrompe voluntades y teje engaños.</text:p>
      <text:p text:style-name="Text_20_body">Su gran debilidad es que <text:span text:style-name="Strong_20_Emphasis">no conoce la ubicación del Codex</text:span>. Solo puede percibir su presencia cuando su magia es activada. Por eso, al inicio, ignora dónde se encuentra.</text:p>
      <text:h text:style-name="Heading_20_3" text:outline-level="3">4. <text:span text:style-name="Strong_20_Emphasis">El juego de sombras</text:span></text:h>
      <text:p text:style-name="Text_20_body">Cuando Elara entra en contacto con fragmentos del poder del Codex —por ejemplo, al activar su magia sin saberlo—, <text:span text:style-name="Strong_20_Emphasis">Morgerathus percibe el eco místico</text:span>. Así la localiza.<text:line-break/>No puede destruirla ni apresarla, porque <text:span text:style-name="Strong_20_Emphasis">solo ella sabe el camino hacia el Codex</text:span>, aunque aún no sea consciente de ello.</text:p>
      <text:p text:style-name="Text_20_body">Por tanto, su plan es <text:span text:style-name="Strong_20_Emphasis">seguirla a la distancia</text:span>, <text:span text:style-name="Strong_20_Emphasis">confundirla</text:span> y <text:span text:style-name="Strong_20_Emphasis">usar su búsqueda para llegar al libro</text:span>.<text:line-break/>Para lograrlo, envía <text:span text:style-name="Strong_20_Emphasis">secueces y emisarios</text:span> que adoptan diversas formas: aliados aparentes, guías falsos, sabios o protectores.<text:line-break/><text:soft-page-break/>Elara, confiada y todavía ingenua, será engañada varias veces, entregando sin saberlo los <text:span text:style-name="Strong_20_Emphasis">amuletos</text:span> que sirven como llaves secundarias.</text:p>
      <text:p text:style-name="Text_20_body">Cada vez que activa un amuleto, Morgerathus percibe el rastro.<text:line-break/>De este modo, sin saberlo, <text:span text:style-name="Strong_20_Emphasis">Elara le conduce hacia todos los objetos necesarios para acceder al Codex</text:span>.</text:p>
      <text:h text:style-name="Heading_20_3" text:outline-level="3">5. <text:span text:style-name="Strong_20_Emphasis">La falsa llave</text:span></text:h>
      <text:p text:style-name="Text_20_body">Al final del viaje, Morgerathus <text:span text:style-name="Strong_20_Emphasis">obtiene la llave verdadera</text:span> que permite abrir el Codex.<text:line-break/>Sin embargo, para llegar hasta el libro, <text:span text:style-name="Strong_20_Emphasis">necesita a Elara</text:span>: solo ella puede atravesar ciertos lugares protegidos por antiguas magias que rechazan al mal.</text:p>
      <text:p text:style-name="Text_20_body">Por ello, el mago le tiende una trampa: <text:span text:style-name="Strong_20_Emphasis">le hace creer que ella ha hallado la llave</text:span>, pero la que posee es una <text:span text:style-name="Strong_20_Emphasis">imitación creada por él mismo</text:span>.<text:line-break/>Elara, convencida de portar el artefacto sagrado, lo utiliza para llegar hasta el Codex… sin saber que <text:span text:style-name="Strong_20_Emphasis">está guiando a Morgerathus</text:span>.</text:p>
      <text:h text:style-name="Heading_20_3" text:outline-level="3">6. <text:span text:style-name="Strong_20_Emphasis">La batalla final</text:span></text:h>
      <text:p text:style-name="Text_20_body">En el lugar sagrado donde reposa el Codex, la trampa se revela:<text:line-break/>Morgerathus aparece, recupera la llave auténtica y activa el poder del libro.<text:line-break/>El Codex <text:span text:style-name="Strong_20_Emphasis">solo escucha a quien posee la llave</text:span>, y Morgerathus la tiene. Elara no puede hacer nada… salvo <text:span text:style-name="Strong_20_Emphasis">engañarlo</text:span>.</text:p>
      <text:p text:style-name="Text_20_body">Elara ha aprendido durante su viaje que <text:span text:style-name="Strong_20_Emphasis">la fuerza bruta no puede vencer al mal</text:span>. Solo el <text:span text:style-name="Strong_20_Emphasis">engaño y la astucia</text:span>, las mismas armas que él utiliza, pueden hacerlo tropezar.</text:p>
      <text:p text:style-name="Text_20_body">Con ingenio, logra que Morgerathus <text:span text:style-name="Strong_20_Emphasis">se equivoque en su invocación</text:span>, que el hechizo que pronuncia <text:span text:style-name="Strong_20_Emphasis">caiga sobre sí mismo</text:span>.<text:line-break/>El Codex, fiel a sus reglas, cumple su mandato al pie de la letra: <text:span text:style-name="Strong_20_Emphasis">le concede exactamente lo que ha pedido</text:span>, aunque no lo que él creía desear.</text:p>
      <text:p text:style-name="Text_20_body">El poder absoluto que invoca se vuelve contra él, destruyéndolo o sellándolo en su propia ambición.</text:p>
      <text:p text:style-name="Text_20_body"><text:span text:style-name="Emphasis">(El detalle exacto del engaño lo desarrollaremos más adelante, debe ser lógico, creíble y sutil.)</text:span></text:p>
      <text:h text:style-name="Heading_20_3" text:outline-level="3">7. <text:span text:style-name="Strong_20_Emphasis">Epílogo</text:span></text:h>
      <text:p text:style-name="Text_20_body">Morgerathus desaparece. Elara, exhausta, contempla el Codex:<text:line-break/>ahora comprende que el conocimiento absoluto es peligroso, y que ninguna criatura debería poseerlo.<text:line-break/>Su victoria no ha sido gloriosa, sino amarga y reveladora.<text:line-break/>Comprende que la verdad no se conquista… se merece.</text:p>
      <text:p text:style-name="Horizontal_20_Line"/>
      <text:h text:style-name="Heading_20_2" text:outline-level="2">⚔️ Temas centrales</text:h>
      <text:list xml:id="list1135048889" text:style-name="L1">
        <text:list-item>
          <text:p text:style-name="P1"><text:span text:style-name="Strong_20_Emphasis">El conocimiento como poder y peligro.</text:span></text:p>
        </text:list-item>
        <text:list-item>
          <text:p text:style-name="P1"><text:soft-page-break/><text:span text:style-name="Strong_20_Emphasis">El engaño como herramienta del mal… y del bien cuando no hay otra salida.</text:span></text:p>
        </text:list-item>
        <text:list-item>
          <text:p text:style-name="P1"><text:span text:style-name="Strong_20_Emphasis">La ingenuidad que madura en sabiduría.</text:span></text:p>
        </text:list-item>
        <text:list-item>
          <text:p text:style-name="P1"><text:span text:style-name="Strong_20_Emphasis">La lucha eterna entre quienes buscan comprender y quienes solo quieren dominar.</text:span></text:p>
        </text:list-item>
      </text:list>
      <text:p text:style-name="Horizontal_20_Line"/>
      <text:p text:style-name="Text_20_body">¿Deseas que el próximo paso sea organizar este resumen en <text:span text:style-name="Strong_20_Emphasis">estructura narrativa (Acto I, II, III...)</text:span> según el marco del libro que definimos, o prefieres antes trabajar un poco más en <text:span text:style-name="Strong_20_Emphasis">la psicología de Morgerathus y su red de engaños</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04T11:14:23.712000000</meta:creation-date>
    <dc:date>2025-10-04T11:15:03.394000000</dc:date>
    <meta:editing-duration>PT40S</meta:editing-duration>
    <meta:editing-cycles>1</meta:editing-cycles>
    <meta:document-statistic meta:table-count="0" meta:image-count="0" meta:object-count="0" meta:page-count="3" meta:paragraph-count="31" meta:word-count="790" meta:character-count="4722" meta:non-whitespace-character-count="3968"/>
    <meta:generator>LibreOffice/7.3.5.2$Windows_X86_64 LibreOffice_project/184fe81b8c8c30d8b5082578aee2fed2ea847c01</meta:generator>
  </office:meta>
</office:document-meta>
</file>